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721f" officeooo:paragraph-rsid="0011721f"/>
    </style:style>
    <style:style style:name="P2" style:family="paragraph" style:parent-style-name="Standard">
      <style:text-properties officeooo:rsid="00128505" officeooo:paragraph-rsid="00128505"/>
    </style:style>
    <style:style style:name="P3" style:family="paragraph" style:parent-style-name="Standard">
      <style:text-properties officeooo:rsid="00134593" officeooo:paragraph-rsid="00134593"/>
    </style:style>
    <style:style style:name="P4" style:family="paragraph" style:parent-style-name="Standard">
      <style:text-properties officeooo:rsid="001510ff" officeooo:paragraph-rsid="001510ff"/>
    </style:style>
    <style:style style:name="T1" style:family="text">
      <style:text-properties officeooo:rsid="00128505"/>
    </style:style>
    <style:style style:name="T2" style:family="text">
      <style:text-properties officeooo:rsid="00134593"/>
    </style:style>
    <style:style style:name="T3" style:family="text">
      <style:text-properties officeooo:rsid="00151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text:p>
      <text:p text:style-name="P1"/>
      <text:p text:style-name="P1">Siddhant khanna:</text:p>
      <text:p text:style-name="P1"/>
      <text:p text:style-name="P1">Worked on Customers Part 2 and Agent Part 3 and made changes to the UI.</text:p>
      <text:p text:style-name="P1"/>
      <text:p text:style-name="P1">Functions and Classes Implemented:</text:p>
      <text:p text:style-name="P1"><text:span text:style-name="T1">1. </text:span>Agent Part 3: Add to Stock<text:line-break/></text:p>
      <text:p text:style-name="P1">Class: Stock → Functions: StockImplement</text:p>
      <text:p text:style-name="P1"/>
      <text:p text:style-name="P1">How it works:</text:p>
      <text:p text:style-name="P1">1. The agent first login</text:p>
      <text:p text:style-name="P1">2. clicks on the Add to Stock button</text:p>
      <text:p text:style-name="P1">3. System prompts to enter pid and sid</text:p>
      <text:p text:style-name="P1">4. If valid values entered</text:p>
      <text:p text:style-name="P1">5. The system displays options to enter qty and price of product for a store</text:p>
      <text:p text:style-name="P1">6. If invalid values then is prompted with the fact the values are invalid</text:p>
      <text:p text:style-name="P1">7. The user can enter the qty(otherwise default 0) and the price</text:p>
      <text:p text:style-name="P1">8. The user must click the Quantity and Price button to log respective changes</text:p>
      <text:p text:style-name="P1"/>
      <text:p text:style-name="P2">The Add to Stock takes the user to new frame where values are entered and the user enters the value.</text:p>
      <text:p text:style-name="P2">The system invokes the StockCheck Function in mp1.py at this moment to check the validity of the values. If correct the System then gives the ability to update the Quantity and Price of the products. This is handled by the StockQTY and StockPrice function.</text:p>
      <text:p text:style-name="P2"/>
      <text:p text:style-name="P2">2. Customer Part 2: Placing An order</text:p>
      <text:p text:style-name="P2"/>
      <text:p text:style-name="P2">Class: placeOrder → functions: listItems, cont, updateListBasket, deleteListBasket, finalOrder</text:p>
      <text:p text:style-name="P2"/>
      <text:p text:style-name="P2">How it works:</text:p>
      <text:p text:style-name="P2">1. Customer logs into the system</text:p>
      <text:p text:style-name="P2">2. clicks on the Place and Order button</text:p>
      <text:p text:style-name="P2">3. clicks on the Check Quantity button to check if quantity of basket correct</text:p>
      <text:p text:style-name="P2">4. If Incorrect given the ability to update or delete the product from the basket by clicking on fix qty</text:p>
      <text:p text:style-name="P2">5. where the user can update and delete the quantity of the specific product</text:p>
      <text:p text:style-name="P3">6. The user needs to click on Finish to finally place the order</text:p>
      <text:p text:style-name="P2"/>
      <text:p text:style-name="P2">The Place an order function takes the user to a new frame where they have the ability to check if their quantity is correct which is handled by the listItems function. The cont function <text:span text:style-name="T2">receives</text:span> the <text:span text:style-name="T2">incorrect quantity products. Where it gives the user the ability to delete and update the function(which is updated in the listBasket list) → the updated listBasket is passed to the finalOrder function which updates the olines, orders and carries table.</text:span></text:p>
      <text:p text:style-name="P2"/>
      <text:p text:style-name="P3">Testing:</text:p>
      <text:p text:style-name="P3">Used SQLite manager on firefox to view the database and see if the functions/program were updating the <text:s/>values in the tables or not. <text:span text:style-name="T3">Used Wing IDE for debugging. </text:span></text:p>
      <text:p text:style-name="P3"/>
      <text:p text:style-name="P4">Total Time Spent: 4-5 days</text:p>
      <text:p text:style-name="P4"><text:soft-page-break/>Methods Of communication:</text:p>
      <text:p text:style-name="P4">GitHub to update the files and be consistent with each others code. Slack for communicating about any coding related queries. Met in Person to coordinate and work together on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01:06:08.729787459</meta:creation-date>
    <dc:date>2017-11-06T01:33:51.776386346</dc:date>
    <meta:editing-duration>PT12M11S</meta:editing-duration>
    <meta:editing-cycles>2</meta:editing-cycles>
    <meta:generator>LibreOffice/5.1.6.2$Linux_X86_64 LibreOffice_project/10m0$Build-2</meta:generator>
    <meta:document-statistic meta:table-count="0" meta:image-count="0" meta:object-count="0" meta:page-count="2" meta:paragraph-count="32" meta:word-count="419" meta:character-count="2380" meta:non-whitespace-character-count="1990"/>
  </office:meta>
</office:document-meta>
</file>